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4.74.05Master">
      <style:paragraph-properties style:page-number="auto" fo:break-before="page"/>
    </style:style>
    <style:style style:name="P2" style:family="paragraph" style:parent-style-name="boxSans13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0.085cm" svg:y="0.508cm" svg:width="3.302cm" svg:height="0.508cm" draw:z-index="0"><draw:text-box><text:p text:style-name="boxSans8.00.00.00">Фискальный</text:p></draw:text-box></draw:frame><draw:frame draw:style-name="fr1" draw:name="Врезка2" text:anchor-type="paragraph" svg:x="3.598cm" svg:y="0.593cm" svg:width="3.26cm" svg:height="0.508cm" draw:z-index="1"><draw:text-box><text:p text:style-name="boxSans9.00.00.00">федерализм</text:p></draw:text-box></draw:frame><draw:frame draw:style-name="fr1" draw:name="Врезка3" text:anchor-type="paragraph" svg:x="0.169cm" svg:y="1.693cm" svg:width="11.472cm" svg:height="5.334cm" draw:z-index="2"><draw:text-box><text:p text:style-name="P2">Исторически сложилось так, что сбор налогов в штатах и на местном уровне всегда значительно отставал от расходов этих властей. Нехватка поступлений покрывается в основном за счет федеральных трансфертов, или субсидий. Обычно от федерального правительства местные власти и правительства штатов получают от 15 до 20% всех своих доходов. Федеральные субсидии, предоставляемые правительствам штатов и местным властям, сами штаты дополняют собственными субсидиями мест</text:p></draw:text-box></draw:frame><draw:frame draw:style-name="fr1" draw:name="Врезка4" text:anchor-type="paragraph" svg:x="0.169cm" svg:y="7.112cm" svg:width="11.472cm" svg:height="2.646cm" draw:z-index="3"><draw:text-box><text:p text:style-name="P2">ным органам управления. Эта система межправительственных трансфертов называется фискальным федерализмом. Из-за постоянного и крупного дефипита федерального бюджета субсидии со стороны федерального правительства в последнее время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8.00.00.00" style:family="paragraph">
      <style:paragraph-properties style:line-spacing="0cm" fo:text-align="start" style:justify-single-word="false"/>
      <style:text-properties style:font-name="Sans" fo:font-family="Sans" fo:font-size="8pt" fo:letter-spacing="normal" fo:font-style="normal" fo:font-weight="normal"/>
    </style:style>
    <style:style style:name="boxSans9.00.00.00" style:family="paragraph">
      <style:paragraph-properties style:line-spacing="0cm" fo:text-align="start" style:justify-single-word="false"/>
      <style:text-properties style:font-name="Sans" fo:font-family="Sans" fo:font-size="9pt" fo:letter-spacing="normal" fo:font-style="normal" fo:font-weight="normal"/>
    </style:style>
    <style:style style:name="boxSans13.00.00.00" style:family="paragraph">
      <style:paragraph-properties style:line-spacing="0cm" fo:text-align="start" style:justify-single-word="false"/>
      <style:text-properties style:font-name="Sans" fo:font-family="Sans" fo:font-size="13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4.74.05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39:22.026154509</dc:date>
    <meta:editing-duration>PT1M7S</meta:editing-duration>
    <meta:editing-cycles>1</meta:editing-cycles>
    <meta:document-statistic meta:table-count="0" meta:image-count="0" meta:object-count="0" meta:page-count="1" meta:paragraph-count="4" meta:word-count="88" meta:character-count="711" meta:non-whitespace-character-count="627"/>
  </office:meta>
</office:document-meta>
</file>